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opulation 0 1 0.06 0.13 0.37 0.02 0.0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seholdsize 0 1 0.46 0.16 -0.03 0.44 0.4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epctblack 0 1 0.18 0.25 0.63 0.06 0.0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ePctWhite 0 1 0.75 0.24 -0.68 0.85 0.9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ePctAsian 0 1 0.15 0.21 0.04 0.07 0.02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ePctHisp 0 1 0.14 0.23 0.29 0.04 0.0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ePct12t21 0 1 0.42 0.16 0.06 0.4 0.3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ePct12t29 0 1 0.49 0.14 0.15 0.48 0.4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ePct16t24 0 1 0.34 0.17 0.10 0.29 0.2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ePct65up 0 1 0.42 0.18 0.07 0.42 0.47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bUrban 0 1 0.06 0.13 0.36 0.03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Urban 0 1 0.70 0.44 0.08 1 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ncome 0 1 0.36 0.21 -0.42 0.32 0.2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Wage 0 1 0.56 0.18 -0.31 0.56 0.5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FarmSelf 0 1 0.29 0.20 -0.15 0.23 0.1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InvInc 0 1 0.50 0.18 -0.58 0.48 0.4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SocSec 0 1 0.47 0.17 0.12 0.475 0.5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PubAsst 0 1 0.32 0.22 0.57 0.26 0.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Retire 0 1 0.48 0.17 -0.10 0.47 0.4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FamInc 0 1 0.38 0.20 -0.44 0.33 0.25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apInc 0 1 0.35 0.19 -0.35 0.3 0.2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hitePerCap 0 1 0.37 0.19 -0.21 0.32 0.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ackPerCap 0 1 0.29 0.17 -0.28 0.25 0.1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ianPerCap 0 1 0.20 0.16 -0.09 0.17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ianPerCap 0 1 0.32 0.20 -0.16 0.28 0.1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therPerCap 0 1 0.28 0.19 -0.13 0.25 0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pPerCap 0 1 0.39 0.18 -0.24 0.345 0.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UnderPov 0 1 0.06 0.13 0.45 0.02 0.0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PopUnderPov 0 1 0.30 0.23 0.52 0.25 0.0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Less9thGrade 0 1 0.32 0.21 0.41 0.27 0.1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NotHSGrad 0 1 0.38 0.20 0.48 0.36 0.3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BSorMore 0 1 0.36 0.21 -0.31 0.31 0.1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Unemployed 0 1 0.36 0.20 0.50 0.32 0.2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Employ 0 1 0.50 0.17 -0.33 0.51 0.5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EmplManu 0 1 0.40 0.20 -0.04 0.37 0.2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EmplProfServ 0 1 0.44 0.18 -0.07 0.41 0.3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OccupManu 0 1 0.39 0.20 0.30 0.37 0.32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OccupMgmtProf 0 1 0.44 0.19 -0.34 0.4 0.3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ePctDivorce 0 1 0.46 0.18 0.53 0.47 0.5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ePctNevMarr 0 1 0.43 0.18 0.30 0.4 0.3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malePctDiv 0 1 0.49 0.18 0.56 0.5 0.5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talPctDiv 0 1 0.49 0.18 0.55 0.5 0.57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PerFam 0 1 0.49 0.15 0.14 0.47 0.4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Fam2Par 0 1 0.61 0.20 -0.71 0.63 0.7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Kids2Par 0 1 0.62 0.21 -0.74 0.64 0.72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YoungKids2Par 0 1 0.66 0.22 -0.67 0.7 0.9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Teen2Par 0 1 0.58 0.19 -0.66 0.61 0.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orkMomYoungKids 0 1 0.50 0.17 -0.02 0.51 0.5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orkMom 0 1 0.53 0.18 -0.15 0.54 0.57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Illeg 0 1 0.04 0.11 0.47 0.01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Illeg 0 1 0.25 0.23 0.74 0.17 0.0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Immig 0 1 0.03 0.09 0.29 0.01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ImmigRecent 0 1 0.32 0.22 0.17 0.29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ImmigRec5 0 1 0.36 0.21 0.22 0.34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ImmigRec8 0 1 0.40 0.20 0.25 0.39 0.2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ImmigRec10 0 1 0.43 0.19 0.29 0.43 0.4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RecentImmig 0 1 0.18 0.24 0.23 0.09 0.0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RecImmig5 0 1 0.18 0.24 0.25 0.08 0.02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RecImmig8 0 1 0.18 0.24 0.25 0.09 0.02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RecImmig10 0 1 0.18 0.23 0.26 0.09 0.02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SpeakEnglOnly 0 1 0.79 0.23 -0.24 0.87 0.9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NotSpeakEnglWell 0 1 0.15 0.22 0.30 0.06 0.0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LargHouseFam 0 1 0.27 0.20 0.38 0.2 0.17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LargHouseOccup 0 1 0.25 0.19 0.29 0.19 0.1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PerOccupHous 0 1 0.46 0.17 -0.04 0.44 0.37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PerOwnOccHous 0 1 0.49 0.16 -0.12 0.48 0.45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sPerRentOccHous 0 1 0.40 0.19 0.25 0.36 0.32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PersOwnOccup 0 1 0.56 0.20 -0.53 0.56 0.5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PersDenseHous 0 1 0.19 0.21 0.45 0.11 0.06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HousLess3BR 0 1 0.50 0.17 0.47 0.51 0.5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NumBR 0 1 0.31 0.26 -0.36 0.5 0.5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usVacant 0 1 0.08 0.15 0.42 0.03 0.0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HousOccup 0 1 0.72 0.19 -0.32 0.77 0.8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HousOwnOcc 0 1 0.55 0.19 -0.47 0.54 0.52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VacantBoarded 0 1 0.20 0.22 0.48 0.13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VacMore6Mos 0 1 0.43 0.19 0.02 0.42 0.4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YrHousBuilt 0 1 0.49 0.23 -0.11 0.52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HousNoPhone 0 1 0.26 0.24 0.49 0.185 0.0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WOFullPlumb 0 1 0.24 0.21 0.36 0.19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OccLowQuart 0 1 0.26 0.22 -0.21 0.18 0.0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OccMedVal 0 1 0.26 0.23 -0.19 0.17 0.0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OccHiQuart 0 1 0.27 0.24 -0.17 0.18 0.0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tLowQ 0 1 0.35 0.22 -0.25 0.31 0.1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tMedian 0 1 0.37 0.21 -0.24 0.33 0.1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tHighQ 0 1 0.42 0.25 -0.23 0.37 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Rent 0 1 0.38 0.21 -0.24 0.34 0.17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RentPctHousInc 0 1 0.49 0.17 0.33 0.48 0.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wnCostPctInc 0 1 0.45 0.19 0.06 0.45 0.4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wnCostPctIncNoMtg 0 1 0.40 0.19 0.05 0.37 0.2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InShelters 0 1 0.03 0.10 0.38 0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mStreet 0 1 0.02 0.10 0.34 0 0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ForeignBorn 0 1 0.22 0.23 0.19 0.13 0.03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BornSameState 0 1 0.61 0.20 -0.08 0.63 0.78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SameHouse85 0 1 0.54 0.18 -0.16 0.54 0.5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SameCity85 0 1 0.63 0.20 0.08 0.67 0.74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SameState85 0 1 0.65 0.20 -0.02 0.7 0.7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ndArea 0 1 0.07 0.11 0.20 0.04 0.01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Dens 0 1 0.23 0.20 0.28 0.17 0.09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tUsePubTrans 0 1 0.16 0.23 0.15 0.07 0.01 0</text:p>
          </table:table-cell>
          <table:table-cell table:number-columns-repeated="16383"/>
        </table:table-row>
        <table:table-row table:number-rows-repeated="1048477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h</meta:initial-creator>
    <dc:creator>mh</dc:creator>
    <meta:creation-date>2012-11-07T14:43:14Z</meta:creation-date>
    <dc:date>2012-11-08T14:40:55Z</dc:date>
  </office:meta>
</office:document-meta>
</file>